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 style:writing-mode="lr-tb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2" style:family="table">
      <style:table-properties style:width="8.4764in" fo:margin-left="0in" table:align="left" style:may-break-between-rows="true" style:writing-mode="lr-tb"/>
    </style:style>
    <style:style style:name="Table2.A" style:family="table-column">
      <style:table-column-properties style:column-width="1.3674in"/>
    </style:style>
    <style:style style:name="Table2.B" style:family="table-column">
      <style:table-column-properties style:column-width="0.2854in"/>
    </style:style>
    <style:style style:name="Table2.C" style:family="table-column">
      <style:table-column-properties style:column-width="5.1181in"/>
    </style:style>
    <style:style style:name="Table2.D" style:family="table-column">
      <style:table-column-properties style:column-width="1.7056in"/>
    </style:style>
    <style:style style:name="Table2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2.8" style:family="table-row">
      <style:table-row-properties style:min-row-height="0.8799in"/>
    </style:style>
    <style:style style:name="Table3" style:family="table">
      <style:table-properties style:width="7.4604in" fo:margin-left="0in" table:align="left" style:may-break-between-rows="true" style:writing-mode="lr-tb"/>
    </style:style>
    <style:style style:name="Table3.A" style:family="table-column">
      <style:table-column-properties style:column-width="0.5361in"/>
    </style:style>
    <style:style style:name="Table3.B" style:family="table-column">
      <style:table-column-properties style:column-width="1.4375in"/>
    </style:style>
    <style:style style:name="Table3.C" style:family="table-column">
      <style:table-column-properties style:column-width="0.2028in"/>
    </style:style>
    <style:style style:name="Table3.D" style:family="table-column">
      <style:table-column-properties style:column-width="5.284in"/>
    </style:style>
    <style:style style:name="Table3.1" style:family="table-row">
      <style:table-row-properties style:min-row-height="0.2083in"/>
    </style:style>
    <style:style style:name="Table3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3.4" style:family="table-row">
      <style:table-row-properties style:min-row-height="0.2188in"/>
    </style:style>
    <style:style style:name="Table3.5" style:family="table-row">
      <style:table-row-properties style:min-row-height="0.3958in"/>
    </style:style>
    <style:style style:name="Table3.6" style:family="table-row">
      <style:table-row-properties style:min-row-height="0.1979in"/>
    </style:style>
    <style:style style:name="Table4" style:family="table">
      <style:table-properties style:width="5.3813in" fo:margin-left="0in" table:align="left" style:may-break-between-rows="true" style:writing-mode="lr-tb"/>
    </style:style>
    <style:style style:name="Table4.A" style:family="table-column">
      <style:table-column-properties style:column-width="0.2465in"/>
    </style:style>
    <style:style style:name="Table4.B" style:family="table-column">
      <style:table-column-properties style:column-width="1.316in"/>
    </style:style>
    <style:style style:name="Table4.C" style:family="table-column">
      <style:table-column-properties style:column-width="3.8188in"/>
    </style:style>
    <style:style style:name="Table4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style:writing-mode="lr-tb"/>
    </style:style>
    <style:style style:name="Table5.A" style:family="table-column">
      <style:table-column-properties style:column-width="3.3542in"/>
    </style:style>
    <style:style style:name="Table5.B" style:family="table-column">
      <style:table-column-properties style:column-width="3.5729in"/>
    </style:style>
    <style:style style:name="Table5.A1" style:family="table-cell">
      <style:table-cell-properties fo:background-color="#ffffff" fo:padding="0in" fo:border="none" fo:vertical-align="top">
        <style:background-image/>
      </style:table-cell-properties>
    </style:style>
    <style:style style:name="Table6" style:family="table">
      <style:table-properties style:width="4.6319in" fo:margin-left="0in" table:align="left" style:may-break-between-rows="true" style:writing-mode="lr-tb"/>
    </style:style>
    <style:style style:name="Table6.A" style:family="table-column">
      <style:table-column-properties style:column-width="1.191in"/>
    </style:style>
    <style:style style:name="Table6.B" style:family="table-column">
      <style:table-column-properties style:column-width="0.1701in"/>
    </style:style>
    <style:style style:name="Table6.C" style:family="table-column">
      <style:table-column-properties style:column-width="3.2708in"/>
    </style:style>
    <style:style style:name="Table6.A1" style:family="table-cell">
      <style:table-cell-properties fo:background-color="#ffffff" fo:padding="0in" fo:border="none" fo:vertical-align="top">
        <style:background-image/>
      </style:table-cell-properties>
    </style:style>
    <style:style style:name="P1" style:family="paragraph" style:parent-style-name="Standard">
      <style:paragraph-properties fo:margin-left="0.0791in" fo:margin-right="0in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15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top="0.0563in" fo:margin-bottom="0in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margin-left="0.0791in" fo:margin-right="0in" fo:line-height="100%" fo:text-align="center" style:justify-single-word="false" fo:text-indent="0in" style:auto-text-indent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0.0791in" fo:margin-right="0in" fo:line-height="100%" fo:text-align="center" style:justify-single-word="false" fo:text-indent="0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0.0791in" fo:margin-right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margin-left="0.0791in" fo:margin-right="0in" fo:line-height="100%" fo:text-align="start" style:justify-single-word="false" fo:text-indent="0in" style:auto-text-indent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margin-left="0.0791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margin-left="0.0791in" fo:margin-right="0in" fo:line-height="100%" fo:text-align="center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margin-left="0.0791in" fo:margin-right="0in" fo:margin-top="0.0807in" fo:margin-bottom="0.0807in" fo:line-height="115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left="0in" fo:margin-right="2.4689in" fo:line-height="115%" fo:text-align="start" style:justify-single-word="false" fo:text-indent="0in" style:auto-text-indent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margin-left="0in" fo:margin-right="2.4165in" fo:line-height="115%" fo:text-align="start" style:justify-single-word="false" fo:text-indent="0in" style:auto-text-indent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top="0.0402in" fo:margin-bottom="0.0402in" fo:line-height="115%" fo:text-align="justify" style:justify-single-word="false"/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1pt" fo:font-weight="normal" fo:background-color="transparent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1}</text:p>
          </table:table-cell>
          <table:table-cell table:style-name="Table1.A1" office:value-type="string">
            <text:p text:style-name="P2">P16</text:p>
          </table:table-cell>
        </table:table-row>
      </table:table>
      <text:p text:style-name="P12"/>
      <text:p text:style-name="P13">SURAT <text:s/>PERINTAH</text:p>
      <text:p text:style-name="P13">PENUNJUKAN JAKSA PENUNTUT UMUM</text:p>
      <text:p text:style-name="P13">UNTUK MENGIKUTI PERKEMBANGAN</text:p>
      <text:p text:style-name="P13">PENYIDIKAN PERKARA TINDAK PIDANA</text:p>
      <text:p text:style-name="P13">NOMOR :{nomor_print}</text:p>
      <text:p text:style-name="P13">{kepala} {Kejaksaan}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asar <text:s text:c="22"/>:</text:p>
          </table:table-cell>
          <table:table-cell table:style-name="Table2.A1" office:value-type="string">
            <text:p text:style-name="P7">1.</text:p>
          </table:table-cell>
          <table:table-cell table:style-name="Table2.A1" office:value-type="string">
            <text:p text:style-name="P8">Undang-undang Republik Indonesia Nomor 8 Tahun 1981 tentang Kitab Undang-Undang Hukum Acara Pidana (KUHAP) <text:s/>pasal 8 (3), a. pasal 14 a. b. i, pasal 109, pasal <text:s/>110 dan pasal 138 KUHAP.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2.</text:p>
          </table:table-cell>
          <table:table-cell table:style-name="Table2.A1" office:value-type="string">
            <text:p text:style-name="P7">Undang-Undang Republik Indonesia Nomor 16 tahun 2004 tentang Kejaksaan Republik Indonesia.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3.</text:p>
          </table:table-cell>
          <table:table-cell table:style-name="Table2.A1" office:value-type="string">
            <text:p text:style-name="P7">Surat Pemberitahuan Dimulainya Penyidikan terhadap tersangka:[!-- BEGIN tersangkaDetail --]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rows-spanned="10" office:value-type="string">
                  <text:p text:style-name="P7">{urutan}</text:p>
                </table:table-cell>
                <table:table-cell table:style-name="Table3.A1" office:value-type="string">
                  <text:p text:style-name="P7">Nama Lengkap <text:s text:c="14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nama_lengkap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Tempat Lahir <text:s text:c="17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tempat_lahir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Umur/tanggal lahir <text:s text:c="8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20">{tgl_lahir}</text:p>
                </table:table-cell>
              </table:table-row>
              <table:table-row table:style-name="Table3.4">
                <table:covered-table-cell/>
                <table:table-cell table:style-name="Table3.A1" office:value-type="string">
                  <text:p text:style-name="P7">Jenis Kelamin <text:s text:c="16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jns_kelamin}</text:p>
                </table:table-cell>
              </table:table-row>
              <table:table-row table:style-name="Table3.5">
                <table:covered-table-cell/>
                <table:table-cell table:style-name="Table3.A1" office:value-type="string">
                  <text:p text:style-name="P7">Kebangsaan atau <text:s text:c="12"/></text:p>
                  <text:p text:style-name="P7">Kewarganegaraan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warganegara}</text:p>
                </table:table-cell>
              </table:table-row>
              <table:table-row table:style-name="Table3.6">
                <table:covered-table-cell/>
                <table:table-cell table:style-name="Table3.A1" office:value-type="string">
                  <text:p text:style-name="P7">Tempat Tinggal <text:s text:c="14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21">{tmpt_tinggal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Agama <text:s text:c="31"/>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agama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Pekerjaan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pekerjaan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Pendidikan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pendidikan}</text:p>
                </table:table-cell>
              </table:table-row>
              <table:table-row>
                <table:covered-table-cell/>
                <table:table-cell table:style-name="Table3.A1" office:value-type="string">
                  <text:p text:style-name="P7">Lain-lain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office:value-type="string">
                  <text:p text:style-name="P7">{lain_lain}</text:p>
                </table:table-cell>
              </table:table-row>
            </table:table>
            <text:p text:style-name="P7">[!-- END tersangkaDetail --]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8">diduga melakukan tindak pidana sebagaimana diatur pada {pasal} yang diterima di {Kejaksaan_lower} pada tanggal {tgl_spdp} dari Penyidik {asal_penyidik}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7">Pertimbangan <text:s text:c="9"/>:</text:p>
          </table:table-cell>
          <table:table-cell table:style-name="Table2.A1" office:value-type="string">
            <text:p text:style-name="P7">1.</text:p>
          </table:table-cell>
          <table:table-cell table:style-name="Table2.A1" office:value-type="string">
            <text:p text:style-name="P22">Bahwa dengan diterimanya pemberitahuan dimulainya penyidikan, dipandang perlu untuk menugaskan {seorang} Jaksa PU untuk mengikuti perkembangan penyidikan dan <text:s/>meneliti hasil penyidikan perkara tersebut sesuai dengan peraturan perundang-undangan dan ketentuan administrasi perkara tindak pidana.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2.</text:p>
          </table:table-cell>
          <table:table-cell table:style-name="Table2.A1" office:value-type="string">
            <text:p text:style-name="P1"><text:span text:style-name="T3">Bahwa sebagai pelaksanaannya perlu dikeluarkan Surat Perintah </text:span><text:span text:style-name="T2">{kepala2} {Kejaksaan2}</text:span></text:p>
            <text:p text:style-name="P17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1"/>
            <text:p text:style-name="P7"><text:s text:c="22"/>MEMERINTAHKAN :</text:p>
          </table:table-cell>
          <table:covered-table-cell/>
          <table:covered-table-cell/>
        </table:table-row>
        <table:table-row table:style-name="Table2.8">
          <table:table-cell table:style-name="Table2.A1" office:value-type="string">
            <text:p text:style-name="P11"/>
            <text:p text:style-name="P7">Kepada <text:s text:c="19"/>:</text:p>
          </table:table-cell>
          <table:table-cell table:style-name="Table2.A1" table:number-columns-spanned="3" office:value-type="string">
            <text:p text:style-name="P7">[!-- BEGIN jaksaPeneliti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7">{urutan}.</text:p>
                </table:table-cell>
                <table:table-cell table:style-name="Table4.A1" office:value-type="string">
                  <text:p text:style-name="P7">Nama <text:s text:c="20"/>:</text:p>
                </table:table-cell>
                <table:table-cell table:style-name="Table4.A1" office:value-type="string">
                  <text:p text:style-name="P7">{nama_pegawai}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7">Pangkat / NIP <text:s text:c="7"/>:</text:p>
                </table:table-cell>
                <table:table-cell table:style-name="Table4.A1" office:value-type="string">
                  <text:p text:style-name="P7">{pangkat} /{nip_pegawai}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7">Jabatan <text:s text:c="17"/>:</text:p>
                </table:table-cell>
                <table:table-cell table:style-name="Table4.A1" office:value-type="string">
                  <text:p text:style-name="P7">JAKSA PENUNTUT UMUM</text:p>
                </table:table-cell>
              </table:table-row>
            </table:table>
            <text:p text:style-name="P7">[!-- END jaksaPeneliti --]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">Untuk <text:s text:c="21"/>:</text:p>
          </table:table-cell>
          <table:table-cell table:style-name="Table2.A1" office:value-type="string">
            <text:p text:style-name="P7">1.</text:p>
          </table:table-cell>
          <table:table-cell table:style-name="Table2.A1" table:number-columns-spanned="2" office:value-type="string">
            <text:p text:style-name="P7">Mengikuti Perkembangan Penyidikan</text:p>
          </table:table-cell>
          <table:covered-table-cell/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2.</text:p>
          </table:table-cell>
          <table:table-cell table:style-name="Table2.A1" table:number-columns-spanned="2" office:value-type="string">
            <text:p text:style-name="P7">Melakukan Penelitian hasil penyidikan atas nama tersangka {tersangka} tersebut</text:p>
          </table:table-cell>
          <table:covered-table-cell/>
        </table:table-row>
        <text:soft-page-break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7">3.</text:p>
          </table:table-cell>
          <table:table-cell table:style-name="Table2.A1" table:number-columns-spanned="2" office:value-type="string">
            <text:p text:style-name="P7">Melakukan penelitian SP-3 dari penyidik.</text:p>
          </table:table-cell>
          <table:covered-table-cell/>
        </table:table-row>
      </table:table>
      <text:p text:style-name="P14"><text:tab/><text:tab/><text:tab/><text:tab/></text:p>
      <text:p text:style-name="P18"/>
      <text:p text:style-name="P18"/>
      <text:p text:style-name="P18"/>
      <text:p text:style-name="P18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4">Dikeluarkan di</text:p>
                </table:table-cell>
                <table:table-cell table:style-name="Table6.A1" office:value-type="string">
                  <text:p text:style-name="P4">:</text:p>
                </table:table-cell>
                <table:table-cell table:style-name="Table6.A1" office:value-type="string">
                  <text:p text:style-name="P4">{dikeluarkan}</text:p>
                </table:table-cell>
              </table:table-row>
              <table:table-row>
                <table:table-cell table:style-name="Table6.A1" office:value-type="string">
                  <text:p text:style-name="P4">Pada Tanggal</text:p>
                </table:table-cell>
                <table:table-cell table:style-name="Table6.A1" office:value-type="string">
                  <text:p text:style-name="P4">:</text:p>
                </table:table-cell>
                <table:table-cell table:style-name="Table6.A1" office:value-type="string">
                  <text:p text:style-name="P4">{tgl_dikeluarkan}</text:p>
                </table:table-cell>
              </table:table-row>
            </table:table>
            <text:p text:style-name="P9"/>
            <text:p text:style-name="P3">{kejaksaan}</text:p>
            <text:p text:style-name="P3">SELAKU PENUNTUT UMUM</text:p>
            <text:p text:style-name="P10"/>
            <text:p text:style-name="P10"/>
            <text:p text:style-name="P10"/>
            <text:p text:style-name="P10"/>
            <text:p text:style-name="P6">{nama_penandatangan}</text:p>
            <text:p text:style-name="P3">{pangkat} <text:s/>NIP.{nip_penandatangan}</text:p>
          </table:table-cell>
        </table:table-row>
      </table:table>
      <text:p text:style-name="P5"><text:tab/><text:tab/><text:tab/> <text:s text:c="12"/></text:p>
      <text:p text:style-name="P9"/>
      <text:p text:style-name="P15">Tembusan</text:p>
      <text:p text:style-name="P15">[!-- BEGIN tembusan --]</text:p>
      <text:p text:style-name="P16">{urutan_tembusan}. {nama_tembusan}</text:p>
      <text:p text:style-name="P15">[!-- END tembusan --]</text:p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6" meta:image-count="0" meta:object-count="0" meta:page-count="2" meta:paragraph-count="88" meta:word-count="262" meta:character-count="2225"/>
    <dc:date>2017-12-04T11:28:48.87</dc:date>
    <meta:editing-duration>PT4M9S</meta:editing-duration>
    <meta:editing-cycles>1</meta:editing-cycles>
    <meta:generator>OpenOffice/4.1.1$Win32 OpenOffice.org_project/411m6$Build-9775</meta:generator>
  </office:meta>
</office:document-meta>
</file>